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rsid="001b30c3" officeooo:paragraph-rsid="001b30c3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ff0000" style:font-name="Liberation Serif" fo:font-size="18pt" fo:font-weight="bold" officeooo:rsid="000ec2b7" officeooo:paragraph-rsid="001c3785" style:font-size-asian="15.75pt" style:font-weight-asian="bold" style:font-size-complex="18pt" style:font-weight-complex="bold"/>
    </style:style>
    <style:style style:name="T1" style:family="text">
      <style:text-properties officeooo:rsid="001b30c3"/>
    </style:style>
    <style:style style:name="T2" style:family="text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2. CPPCHECK:-</text:span></text:p>
      <text:p text:style-name="P1"/>
      <text:p text:style-name="P1">[Soccer-2k15.cpp:2628]: (error) Allocation with substring, strcpy doesn't release it.</text:p>
      <text:p text:style-name="P1">[Soccer-2k15.cpp:2629]: (error) Allocation with substring, strcpy doesn't release it.</text:p>
      <text:p text:style-name="P1">[Soccer-2k15.cpp:2704]: (error) Allocation with substring, strcpy doesn't release it.</text:p>
      <text:p text:style-name="P1">[Soccer-2k15.cpp:2705]: (error) Allocation with substring, strcpy doesn't release it.</text:p>
      <text:p text:style-name="P1">[Soccer-2k15.cpp:2706]: (error) Allocation with substring, strcpy doesn't release it.</text:p>
      <text:p text:style-name="P1">[Soccer-2k15.cpp:2709]: (error) Allocation with substring, strcpy doesn't release it.</text:p>
      <text:p text:style-name="P1">[Soccer-2k15.cpp:2712]: (error) Allocation with substring, strcpy doesn't release it.</text:p>
      <text:p text:style-name="P1">[Soccer-2k15.cpp:2713]: (error) Allocation with substring, strcpy doesn't release it.</text:p>
      <text:p text:style-name="P1">[Soccer-2k15.cpp:2714]: (error) Allocation with substring, strcpy doesn't release it.</text:p>
      <text:p text:style-name="P1">[Soccer-2k15.cpp:2717]: (error) Allocation with substring, strcpy doesn't release it.</text:p>
      <text:p text:style-name="P1">[Soccer-2k15.cpp:2719]: (error) Allocation with substring, strcpy doesn't release it.</text:p>
      <text:p text:style-name="P1">[Soccer-2k15.cpp:2720]: (error) Allocation with substring, strcpy doesn't release it.</text:p>
      <text:p text:style-name="P1">[Soccer-2k15.cpp:2721]: (error) Allocation with substring, strcpy doesn't release it.</text:p>
      <text:p text:style-name="P1">[Soccer-2k15.cpp:2728]: (error) Allocation with substring, strcpy doesn't release it.</text:p>
      <text:p text:style-name="P1">[Soccer-2k15.cpp:2730]: (error) Allocation with substring, strcpy doesn't release it.</text:p>
      <text:p text:style-name="P1">[Soccer-2k15.cpp:2731]: (error) Allocation with substring, strcpy doesn't release it.</text:p>
      <text:p text:style-name="P1">[Soccer-2k15.cpp:2732]: (error) Allocation with substring, strcpy doesn't release it.</text:p>
      <text:p text:style-name="P1">[Soccer-2k15.cpp:2737]: (error) Allocation with substring, strcpy doesn't release it.</text:p>
      <text:p text:style-name="P1">[Soccer-2k15.cpp:2738]: (error) Allocation with substring, strcpy doesn't release it.</text:p>
      <text:p text:style-name="P1">[Soccer-2k15.cpp:2739]: (error) Allocation with substring, strcpy doesn't release it.</text:p>
      <text:p text:style-name="P1">[Soccer-2k15.cpp:2793]: (error) Allocation with substring, strcpy doesn't release it.</text:p>
      <text:p text:style-name="P1">[Soccer-2k15.cpp:2794]: (error) Allocation with substring, strcpy doesn't release it.</text:p>
      <text:p text:style-name="P1">[Soccer-2k15.cpp:2659]: (error) Memory leak: ip_port</text:p>
      <text:p text:style-name="P1">[Soccer-2k15.cpp:2659]: (error) Memory leak: play</text:p>
      <text:p text:style-name="P1">[Soccer-2k15.cpp:2667]: (error) Memory leak: data</text:p>
      <text:p text:style-name="P1">[Soccer-2k15.cpp:2846]: (error) Memory leak: Data</text:p>
      <text:p text:style-name="P1">[Soccer-2k15.cpp:2878]: (error) Memory leak: fcmd</text:p>
      <text:p text:style-name="P1">[Soccer-2k15.cpp:2878]: (error) Memory leak: command</text:p>
      <text:p text:style-name="P1">[Soccer-2k15.cpp:2493]: (error) Uninitialized variable: host</text:p>
      <text:p text:style-name="P1">[Soccer-2k15.cpp:2658]: (error) Uninitialized variable: ind</text:p>
      <text:p text:style-name="P1">[Soccer-2k15.cpp:1151]: (error) Uninitialized variable: Ya</text:p>
      <text:p text:style-name="P1">[Soccer-2k15.cpp:1151]: (error) Uninitialized variable: Yb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0:10:18.495856362</meta:creation-date>
    <dc:date>2015-11-17T00:14:50.437899141</dc:date>
    <meta:editing-duration>PT3M1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250" meta:character-count="2450" meta:non-whitespace-character-count="2201"/>
  </office:meta>
</office:document-meta>
</file>